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2">
      <style:text-properties style:font-name="Calibri"/>
    </style:style>
    <style:style style:name="P7" style:family="paragraph" style:parent-style-name="Standard">
      <style:text-properties style:font-name="Calibri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>
      <style:text-properties style:font-name="Calibri"/>
    </style:style>
    <style:style style:name="P23" style:family="paragraph" style:parent-style-name="Text_20_body" style:list-style-name="L5">
      <style:text-properties officeooo:rsid="001ef5e2" officeooo:paragraph-rsid="001ef5e2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ef5e2"/>
    </style:style>
    <style:style style:name="T3" style:family="text">
      <style:text-properties officeooo:rsid="001ef5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martphone Price Prediction</text:h>
      <text:h text:style-name="P2" text:outline-level="2">Project Overview</text:h>
      <text:p text:style-name="P22">This project involves building a machine learning model to predict smartphone prices based on various features. The project encompasses several stages: data preprocessing, exploratory data analysis, model training, model evaluation, and deployment using Django.</text:p>
      <text:h text:style-name="Heading_20_2" text:outline-level="2"><text:span text:style-name="T1">Table of Contents</text:span></text:h>
      <text:list text:style-name="L1">
        <text:list-item>
          <text:p text:style-name="P8"><text:a xlink:type="simple" xlink:href="#dataset" text:style-name="Internet_20_link" text:visited-style-name="Visited_20_Internet_20_Link"><text:span text:style-name="T1">Dataset</text:span></text:a></text:p>
        </text:list-item>
        <text:list-item>
          <text:p text:style-name="P8"><text:a xlink:type="simple" xlink:href="#data-preprocessing" text:style-name="Internet_20_link" text:visited-style-name="Visited_20_Internet_20_Link"><text:span text:style-name="T1">Data Preprocessing</text:span></text:a></text:p>
        </text:list-item>
        <text:list-item>
          <text:p text:style-name="P8"><text:a xlink:type="simple" xlink:href="#exploratory-data-analysis" text:style-name="Internet_20_link" text:visited-style-name="Visited_20_Internet_20_Link"><text:span text:style-name="T1">Exploratory Data Analysis</text:span></text:a></text:p>
        </text:list-item>
        <text:list-item>
          <text:p text:style-name="P8"><text:a xlink:type="simple" xlink:href="#model-training-and-evaluation" text:style-name="Internet_20_link" text:visited-style-name="Visited_20_Internet_20_Link"><text:span text:style-name="T1">Model Training and Evaluation</text:span></text:a></text:p>
        </text:list-item>
        <text:list-item>
          <text:p text:style-name="P8"><text:a xlink:type="simple" xlink:href="#model-saving-and-loading" text:style-name="Internet_20_link" text:visited-style-name="Visited_20_Internet_20_Link"><text:span text:style-name="T1">Model Saving and Loading</text:span></text:a></text:p>
        </text:list-item>
        <text:list-item>
          <text:p text:style-name="P8"><text:a xlink:type="simple" xlink:href="#deployment-with-django" text:style-name="Internet_20_link" text:visited-style-name="Visited_20_Internet_20_Link"><text:span text:style-name="T1">Deployment with Django</text:span></text:a></text:p>
        </text:list-item>
      </text:list>
      <text:p text:style-name="P9"><text:a xlink:type="simple" xlink:href="#usage" text:style-name="Internet_20_link" text:visited-style-name="Visited_20_Internet_20_Link"><text:span text:style-name="Source_20_Text"><text:span text:style-name="T1"/></text:span></text:a></text:p>
      <text:h text:style-name="P2" text:outline-level="2">Dataset</text:h>
      <text:p text:style-name="Text_20_body"><text:span text:style-name="T1">The dataset used in this project contains various features of smartphones such as RAM, storage, battery capacity, etc. along with their pricesdataset is available in the </text:span><text:span text:style-name="Source_20_Text"><text:span text:style-name="T2">kaggle.</text:span></text:span></text:p>
      <text:h text:style-name="P2" text:outline-level="2">Data Preprocessing</text:h>
      <text:p text:style-name="P22">Data preprocessing involves cleaning the dataset, handling missing values, encoding categorical variables, <text:span text:style-name="T3">otliers</text:span>. The steps include:</text:p>
      <text:list text:style-name="L3">
        <text:list-item>
          <text:p text:style-name="P12"><text:span text:style-name="Strong_20_Emphasis"><text:span text:style-name="T1">Loading the dataset</text:span></text:span><text:span text:style-name="T1">.</text:span></text:p>
        </text:list-item>
        <text:list-item>
          <text:p text:style-name="P12"><text:span text:style-name="Strong_20_Emphasis"><text:span text:style-name="T1">Handling missing values</text:span></text:span><text:span text:style-name="T1"> by imputing or dropping them.</text:span></text:p>
        </text:list-item>
        <text:list-item>
          <text:p text:style-name="P12"><text:span text:style-name="Strong_20_Emphasis"><text:span text:style-name="T1">Encoding categorical variables</text:span></text:span><text:span text:style-name="T1"> using techniques like One-Hot Encoding.</text:span></text:p>
          <text:p text:style-name="P11"><text:span text:style-name="T1"/></text:p>
        </text:list-item>
      </text:list>
      <text:h text:style-name="P2" text:outline-level="2">Exploratory Data Analysis</text:h>
      <text:p text:style-name="P22">Exploratory Data Analysis (EDA) involves visualizing the data to understand patterns and relationships. Key steps include:</text:p>
      <text:list text:style-name="L4">
        <text:list-item>
          <text:p text:style-name="P14"><text:span text:style-name="Strong_20_Emphasis"><text:span text:style-name="T1">Visualizing distributions</text:span></text:span><text:span text:style-name="T1"> of individual features.</text:span></text:p>
        </text:list-item>
        <text:list-item>
          <text:p text:style-name="P14"><text:span text:style-name="Strong_20_Emphasis"><text:span text:style-name="T1">Analyzing correlations</text:span></text:span><text:span text:style-name="T1"> between features and the target variable (price).</text:span></text:p>
        </text:list-item>
        <text:list-item>
          <text:p text:style-name="P13"><text:span text:style-name="Strong_20_Emphasis"><text:span text:style-name="T1">Identifying outliers</text:span></text:span><text:span text:style-name="T1"> and understanding their impact on the data.</text:span></text:p>
        </text:list-item>
      </text:list>
      <text:h text:style-name="P2" text:outline-level="2">Model Training and Evaluation</text:h>
      <text:p text:style-name="P22">Different machine learning algorithms are used to predict smartphone prices. The steps include:</text:p>
      <text:list text:style-name="L5">
        <text:list-item>
          <text:p text:style-name="P16"><text:soft-page-break/><text:span text:style-name="Strong_20_Emphasis"><text:span text:style-name="T1">Splitting the dataset</text:span></text:span><text:span text:style-name="T1"> into training and testing sets.</text:span></text:p>
        </text:list-item>
        <text:list-item>
          <text:p text:style-name="P16"><text:span text:style-name="Strong_20_Emphasis"><text:span text:style-name="T1">Training models</text:span></text:span><text:span text:style-name="T1"> using algorithms such as Linear Regression, Decision Trees, Random Forests, and Gradient Boosting,....</text:span></text:p>
        </text:list-item>
        <text:list-item>
          <text:p text:style-name="P15"><text:span text:style-name="Strong_20_Emphasis"><text:span text:style-name="T1">Evaluating models</text:span></text:span><text:span text:style-name="T1"> using metrics like Mean Absolute Error (MAE), Mean Squared Error (MSE), and R-squared.</text:span></text:p>
        </text:list-item>
        <text:list-item>
          <text:p text:style-name="P23"><text:span text:style-name="T1">Hyperparameter tuning.</text:span></text:p>
        </text:list-item>
      </text:list>
      <text:h text:style-name="P2" text:outline-level="2">Model Saving and Loading</text:h>
      <text:p text:style-name="P22">After training the models, the best-performing model is saved for future use. Steps include:</text:p>
      <text:list text:style-name="L6">
        <text:list-item>
          <text:p text:style-name="P18"><text:span text:style-name="Strong_20_Emphasis"><text:span text:style-name="T1">Saving the model</text:span></text:span><text:span text:style-name="T1"> using joblib or pickle.</text:span></text:p>
        </text:list-item>
        <text:list-item>
          <text:p text:style-name="P17"><text:span text:style-name="Strong_20_Emphasis"><text:span text:style-name="T1">Loading the model</text:span></text:span><text:span text:style-name="T1"> for making predictions on new data.</text:span></text:p>
        </text:list-item>
      </text:list>
      <text:h text:style-name="P2" text:outline-level="2">Deployment with Django</text:h>
      <text:p text:style-name="P22">The trained model is deployed using Django to create a web application that allows users to input smartphone features and get the predicted price. Steps include:</text:p>
      <text:list text:style-name="L7">
        <text:list-item>
          <text:p text:style-name="P20"><text:span text:style-name="Strong_20_Emphasis"><text:span text:style-name="T1">Setting up a Django project</text:span></text:span><text:span text:style-name="T1"> and creating a Django app.</text:span></text:p>
        </text:list-item>
        <text:list-item>
          <text:p text:style-name="P20"><text:span text:style-name="Strong_20_Emphasis"><text:span text:style-name="T1">Creating views and templates</text:span></text:span><text:span text:style-name="T1"> to handle user inputs and display predictions.</text:span></text:p>
        </text:list-item>
        <text:list-item>
          <text:p text:style-name="P20"><text:span text:style-name="Strong_20_Emphasis"><text:span text:style-name="T1">Integrating the machine learning model</text:span></text:span><text:span text:style-name="T1"> into the Django application.</text:span></text:p>
        </text:list-item>
        <text:list-item>
          <text:p text:style-name="P19"><text:span text:style-name="Strong_20_Emphasis"><text:span text:style-name="T1">Deploying the application</text:span></text:span><text:span text:style-name="T1"> to a web server.</text:span></text:p>
        </text:list-item>
      </text:list>
      <text:h text:style-name="P2" text:outline-level="2">Usage</text:h>
      <text:p text:style-name="P22">To use the application:</text:p>
      <text:list text:style-name="L8">
        <text:list-item>
          <text:p text:style-name="P21"><text:span text:style-name="Strong_20_Emphasis"><text:span text:style-name="T1">Run the Django development server</text:span></text:span><text:span text:style-name="T1">:</text:span></text:p>
          <text:p text:style-name="P5"><text:span text:style-name="Source_20_Text"><text:span text:style-name="T1">python manage.py runserver</text:span></text:span></text:p>
        </text:list-item>
        <text:list-item>
          <text:p text:style-name="P21"><text:span text:style-name="Strong_20_Emphasis"><text:span text:style-name="T1">Open a web browser</text:span></text:span><text:span text:style-name="T1"> and navigate to </text:span><text:span text:style-name="Source_20_Text"><text:span text:style-name="T1">http://127.0.0.1:8000/</text:span></text:span><text:span text:style-name="T1"> to access the application.</text:span></text:p>
        </text:list-item>
        <text:list-item>
          <text:p text:style-name="P21"><text:span text:style-name="Strong_20_Emphasis"><text:span text:style-name="T1">Input smartphone features</text:span></text:span><text:span text:style-name="T1"> and get the predicted price.</text:span></text:p>
        </text:list-item>
      </text:list>
      <text:h text:style-name="P2" text:outline-level="2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37:43.037000000</meta:creation-date>
    <dc:date>2024-06-12T09:42:13.353000000</dc:date>
    <meta:editing-duration>PT4M31S</meta:editing-duration>
    <meta:editing-cycles>1</meta:editing-cycles>
    <meta:document-statistic meta:table-count="0" meta:image-count="0" meta:object-count="0" meta:page-count="2" meta:paragraph-count="44" meta:word-count="381" meta:character-count="2578" meta:non-whitespace-character-count="2266"/>
    <meta:generator>LibreOffice/7.6.3.2$Windows_X86_64 LibreOffice_project/29d686fea9f6705b262d369fede658f824154cc0</meta:generator>
  </office:meta>
</office:document-meta>
</file>